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text-align="start" style:justify-single-word="false"/>
    </style:style>
    <style:style style:name="P2" style:family="paragraph" style:parent-style-name="Text_20_body">
      <style:paragraph-properties fo:text-align="start" style:justify-single-word="false"/>
      <style:text-properties fo:language="el" fo:country="GR"/>
    </style:style>
    <style:style style:name="P3" style:family="paragraph" style:parent-style-name="Text_20_body" style:list-style-name="L1">
      <style:paragraph-properties fo:text-align="start" style:justify-single-word="false"/>
      <style:text-properties fo:language="el" fo:country="GR"/>
    </style:style>
    <style:style style:name="P4" style:family="paragraph" style:parent-style-name="Text_20_body" style:list-style-name="L1">
      <style:paragraph-properties fo:text-align="start" style:justify-single-word="false"/>
      <style:text-properties fo:language="el" fo:country="GR" fo:font-weight="bold" style:font-weight-asian="bold" style:font-weight-complex="bold"/>
    </style:style>
    <style:style style:name="P5" style:family="paragraph" style:parent-style-name="Heading_20_1">
      <style:paragraph-properties fo:text-align="center" style:justify-single-word="false"/>
      <style:text-properties fo:language="en" fo:country="U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font-weight-asian="bold" style:font-weight-complex="bold"/>
    </style:style>
    <style:style style:name="T4" style:family="text">
      <style:text-properties fo:language="el" fo:country="GR"/>
    </style:style>
    <style:style style:name="T5" style:family="text">
      <style:text-properties fo:language="el" fo:country="GR" fo:font-weight="normal" style:font-weight-asian="normal" style:font-weight-complex="normal"/>
    </style:style>
    <style:style style:name="T6" style:family="text">
      <style:text-properties fo:language="el" fo:country="GR"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en – Robot</text:h>
      <text:p text:style-name="P2">Σκοπός του πρότζεκτ είναι να κατασκευαστεί ένα ρομποτικό όχημα το οποίο θα έχει επάνω του έναν μαρκαδόρο και στο οποίο θα στέλνουμε εντολές από το κινητό μας για να γράψει κάποιους χαρακτήρες πάνω στο χαρτί στο οποίο θα έχει τοποθετηθεί το όχημα.</text:p>
      <text:p text:style-name="P2">Το όχημα θα είναι με 2 βηματικούς κινητήρες (<text:span text:style-name="T1">stepper motors)</text:span>, για να έχουμε ακρίβεια στην κίνηση, ο έλεγχος του μαρκαδόρου θα γίνεται με έναν σέρβο κινητήρα και η επικοινωνία με το τηλέφωνο θα γίνεται μέσω <text:span text:style-name="T1">Bluetooth. </text:span></text:p>
      <text:p text:style-name="P2">Υλικά</text:p>
      <text:list xml:id="list7095801048577340797" text:style-name="L1">
        <text:list-item>
          <text:p text:style-name="P1"><text:span text:style-name="T6">1 </text:span><text:span text:style-name="T3">Arduino</text:span><text:span text:style-name="T1"> </text:span><text:span text:style-name="T4">για τον έλεγχο του οχήματος</text:span></text:p>
        </text:list-item>
        <text:list-item>
          <text:p text:style-name="P1"><text:span text:style-name="T6">1 </text:span><text:span text:style-name="Strong_20_Emphasis"><text:span text:style-name="T3">Motor Driver</text:span></text:span><text:span text:style-name="Strong_20_Emphasis"><text:span text:style-name="T1"> Shield L293D </text:span></text:span><text:span text:style-name="Strong_20_Emphasis"><text:span text:style-name="T5">για το </text:span></text:span><text:span text:style-name="Strong_20_Emphasis"><text:span text:style-name="T1">Arduino </text:span></text:span><text:span text:style-name="Strong_20_Emphasis"><text:span text:style-name="T5">και τον έλεγχο των κινήτρων</text:span></text:span></text:p>
        </text:list-item>
        <text:list-item>
          <text:p text:style-name="P1"><text:span text:style-name="T6">2 <text:s/></text:span><text:span text:style-name="Strong_20_Emphasis"><text:span text:style-name="T6">Stepper Mo</text:span></text:span><text:span text:style-name="Strong_20_Emphasis"><text:span text:style-name="T4">tor</text:span></text:span><text:span text:style-name="Strong_20_Emphasis"><text:span text:style-name="T1">s </text:span></text:span><text:span text:style-name="Strong_20_Emphasis">28YBJ-48 DC 5V </text:span></text:p>
        </text:list-item>
        <text:list-item>
          <text:p text:style-name="P4">1 παθητικό τροχό (<text:span text:style-name="T1">caster wheel)</text:span></text:p>
        </text:list-item>
        <text:list-item>
          <text:p text:style-name="P3"><text:span text:style-name="T3">2 </text:span><text:span text:style-name="T8">ρόδες</text:span> που να μπορούν να τοποθετηθούν στο άξονα των <text:span text:style-name="T1">stepper motors </text:span>(αν δεν υπάρχουν στην αγορά θα κατασκευαστούν από ξύλο και θα μπουν λάστιχα πάνω τους για να έχουν πρόσφυση)</text:p>
        </text:list-item>
        <text:list-item>
          <text:p text:style-name="P3"><text:s/><text:span text:style-name="T8">1 </text:span><text:span text:style-name="T3">servo motor</text:span><text:span text:style-name="T1"> </text:span><text:span text:style-name="T3">SG90 </text:span><text:span text:style-name="T7">για τον έλεγχο του μαρκαδόρου</text:span></text:p>
        </text:list-item>
        <text:list-item>
          <text:p text:style-name="P1"><text:span text:style-name="T3">1</text:span><text:span text:style-name="T2"> </text:span><text:span text:style-name="Strong_20_Emphasis">HC-06 Wireless Bluetooth Transceiver , </text:span><text:span text:style-name="Strong_20_Emphasis"><text:span text:style-name="T5">για την επικοινωνία με το τηλέφωνο</text:span></text:span></text:p>
        </text:list-item>
      </text:list>
      <text:p text:style-name="P2"><text:span text:style-name="T7">Το πλατό του οχήματος θα κατασκευαστεί από πλαστικό που θα κοπεί στις κατάλληλες διαστάσει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k</meta:initial-creator>
    <meta:creation-date>2018-12-16T00:12:18.93</meta:creation-date>
    <meta:document-statistic meta:table-count="0" meta:image-count="0" meta:object-count="0" meta:page-count="1" meta:paragraph-count="12" meta:word-count="186" meta:character-count="1056"/>
    <dc:date>2018-12-16T00:37:46.52</dc:date>
    <dc:creator>mike k</dc:creator>
    <meta:editing-duration>PT9M47S</meta:editing-duration>
    <meta:editing-cycles>1</meta:editing-cycles>
    <meta:generator>OpenOffice/4.1.1$Win32 OpenOffice.org_project/411m6$Build-9775</meta:generator>
  </office:meta>
</office:document-meta>
</file>